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of my research activities:</text:p>
      <text:p text:style-name="Standard"/>
      <text:p text:style-name="Standard">Date: Thursday January 3rd 2013</text:p>
      <text:p text:style-name="Standard"/>
      <text:p text:style-name="Standard">What is complete? </text:p>
      <text:list xml:id="list2173821421" text:style-name="L1">
        <text:list-item>
          <text:p text:style-name="P1">Reading of the design</text:p>
        </text:list-item>
        <text:list-item>
          <text:p text:style-name="P1">Performing analysis of the design</text:p>
        </text:list-item>
        <text:list-item>
          <text:p text:style-name="P1">Generating a PDF of the analysis </text:p>
        </text:list-item>
      </text:list>
      <text:p text:style-name="Standard"/>
      <text:p text:style-name="Standard">What is to be done next?</text:p>
      <text:list xml:id="list232104637" text:style-name="L2">
        <text:list-item>
          <text:p text:style-name="P2">Write a clustering algorithm </text:p>
          <text:list>
            <text:list-item>
              <text:p text:style-name="P2">Choosing cells (only standard? <text:s/>with macros?)</text:p>
              <text:list>
                <text:list-item>
                  <text:p text:style-name="P2">Choose only standard cells?</text:p>
                </text:list-item>
                <text:list-item>
                  <text:p text:style-name="P2">Choose only macro cells?</text:p>
                </text:list-item>
                <text:list-item>
                  <text:p text:style-name="P2">Choice based on what?</text:p>
                </text:list-item>
                <text:list-item>
                  <text:p text:style-name="P2"/>
                </text:list-item>
              </text:list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ul Tirumalai</meta:initial-creator>
    <meta:creation-date>2013-01-03T21:25:29</meta:creation-date>
    <dc:date>2013-01-03T21:31:00</dc:date>
    <dc:creator>Nakul Tirumalai</dc:creator>
    <meta:editing-duration>P0D</meta:editing-duration>
    <meta:editing-cycles>1</meta:editing-cycles>
    <meta:document-statistic meta:table-count="0" meta:image-count="0" meta:object-count="0" meta:page-count="1" meta:paragraph-count="12" meta:word-count="61" meta:character-count="341" meta:non-whitespace-character-count="293"/>
    <meta:generator>LibreOffice/3.5$Linux_X86_64 LibreOffice_project/350m1$Build-2</meta:generator>
  </office:meta>
</office:document-meta>
</file>